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0000000605C4BE92B8A562491.png" manifest:media-type="image/png"/>
  <manifest:file-entry manifest:full-path="Pictures/1000020100000417000000594894470D23DC4289.png" manifest:media-type="image/png"/>
  <manifest:file-entry manifest:full-path="Pictures/10000201000003F800000057CF43842CDEE3D2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088e58" officeooo:paragraph-rsid="00088e58" style:font-weight-asian="bold" style:font-weight-complex="bold"/>
    </style:style>
    <style:style style:name="P2" style:family="paragraph" style:parent-style-name="Standard">
      <style:text-properties fo:color="#000000" fo:font-weight="bold" officeooo:rsid="0008ba4f" officeooo:paragraph-rsid="0008ba4f" style:font-weight-asian="bold" style:font-weight-complex="bold"/>
    </style:style>
    <style:style style:name="P3" style:family="paragraph" style:parent-style-name="Standard">
      <style:text-properties fo:color="#000000" fo:font-weight="bold" officeooo:paragraph-rsid="00088e58"/>
    </style:style>
    <style:style style:name="P4" style:family="paragraph" style:parent-style-name="Standard">
      <style:text-properties fo:color="#000000" fo:font-weight="normal" officeooo:rsid="00088e58" officeooo:paragraph-rsid="00088e58" style:font-weight-asian="normal" style:font-weight-complex="normal"/>
    </style:style>
    <style:style style:name="P5" style:family="paragraph" style:parent-style-name="Standard">
      <style:text-properties fo:color="#000000" fo:font-size="16pt" fo:font-weight="bold" officeooo:rsid="00088e58" officeooo:paragraph-rsid="00088e58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style:font-name="Google Sans" fo:letter-spacing="normal" fo:font-style="normal"/>
    </style:style>
    <style:style style:name="T2" style:family="text">
      <style:text-properties fo:font-variant="normal" fo:text-transform="none" style:font-name="Google Sans" fo:letter-spacing="normal" fo:font-style="normal" style:font-weight-asian="bold" style:font-weight-complex="bold"/>
    </style:style>
    <style:style style:name="T3" style:family="text">
      <style:text-properties officeooo:rsid="00088e58" style:font-weight-asian="bold" style:font-weight-complex="bold"/>
    </style:style>
    <style:style style:name="T4" style:family="text">
      <style:text-properties officeooo:rsid="0008ba4f"/>
    </style:style>
    <style:style style:name="T5" style:family="text">
      <style:text-properties officeooo:rsid="000a6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WASIT SHAFI <text:s text:c="4"/>ROLL No: 18MCA054 <text:s text:c="2"/><text:span text:style-name="T5">Date: 03-SEP-2020</text:span></text:p>
      <text:p text:style-name="P1"/>
      <text:p text:style-name="P1">Q1. <text:span text:style-name="T1">Implement Monte Carlo method to find value of pi.</text:span></text:p>
      <text:p text:style-name="P1">Sol.</text:p>
      <text:p text:style-name="P4">from math import pi</text:p>
      <text:p text:style-name="P4">from random import uniform</text:p>
      <text:p text:style-name="P4"/>
      <text:p text:style-name="P4">count = 0</text:p>
      <text:p text:style-name="P4">ITERATIONS = 1000000</text:p>
      <text:p text:style-name="P4"/>
      <text:p text:style-name="P4">for i in range(ITERATIONS): </text:p>
      <text:p text:style-name="P4"><text:tab/>x = uniform(-1, 1) </text:p>
      <text:p text:style-name="P4"><text:tab/>y = uniform(-1, 1)</text:p>
      <text:p text:style-name="P4"><text:tab/>if (x ** 2 + y ** 2) &lt;= 1:</text:p>
      <text:p text:style-name="P4"><text:tab/><text:tab/>count += 1</text:p>
      <text:p text:style-name="P4"/>
      <text:p text:style-name="P4">estimation = 4 * count / ITERATIONS</text:p>
      <text:p text:style-name="P4">print("Estimation value of PI is : ", estimation)</text:p>
      <text:p text:style-name="P4">print("Actaual value of PI is <text:s text:c="3"/>: ", pi)</text:p>
      <text:p text:style-name="P4">print("Error : ", pi - estimation)</text:p>
      <text:p text:style-name="P1"/>
      <text:p text:style-name="P1">OUTPUT :</text:p>
      <text:p text:style-name="P1"><draw:frame draw:style-name="fr1" draw:name="Image1" text:anchor-type="char" svg:x="0.088cm" svg:y="0cm" svg:width="18.096cm" svg:height="2.233cm" draw:z-index="0"><draw:image xlink:href="Pictures/10000201000003F800000057CF43842CDEE3D21E.png" xlink:type="simple" xlink:show="embed" xlink:actuate="onLoad" loext:mime-type="image/png"/></draw:frame><text:s/></text:p>
      <text:p text:style-name="P1"/>
      <text:p text:style-name="P1"><text:s/></text:p>
      <text:p text:style-name="P3"><text:span text:style-name="T3">Q2. </text:span><text:span text:style-name="T2">Implement Monte Carlo method to find value of sqrt(2) and sqrt(5).</text:span></text:p>
      <text:p text:style-name="P1">Sol.</text:p>
      <text:p text:style-name="P1"># Program for sqrt(2)</text:p>
      <text:p text:style-name="P4">from math import sqrt</text:p>
      <text:p text:style-name="P4">from random import uniform</text:p>
      <text:p text:style-name="P4"/>
      <text:p text:style-name="P4">NUM = 2</text:p>
      <text:p text:style-name="P4">ITERATIONS = 10000000</text:p>
      <text:p text:style-name="P4">ITERATIONS = 100000</text:p>
      <text:p text:style-name="P4">EPS = .0000000001 # Epsilon</text:p>
      <text:p text:style-name="P4">count = 0</text:p>
      <text:p text:style-name="P4"/>
      <text:p text:style-name="P4">for i in range(ITERATIONS):</text:p>
      <text:p text:style-name="P4"><text:s text:c="4"/>if (uniform(0 + EPS, NUM - EPS) ** 2) &lt;= NUM: # 0 &lt; uniform(0 + EPS, NUM - EPS) &lt; NUM</text:p>
      <text:p text:style-name="P4"><text:s text:c="8"/>count += 1</text:p>
      <text:p text:style-name="P4"><text:s text:c="4"/></text:p>
      <text:p text:style-name="P4">estimation = ITERATIONS / count</text:p>
      <text:p text:style-name="P4">sqrt_num = sqrt(NUM)</text:p>
      <text:p text:style-name="P4"/>
      <text:p text:style-name="P4">print('Estimation of sqrt(', NUM, ') is <text:s text:c="2"/>: ', estimation, sep = '')</text:p>
      <text:p text:style-name="P4">print('Actual Value of sqrt(', NUM, ') is : ', sqrt_num, sep = '')</text:p>
      <text:p text:style-name="P4">print('Error :', sqrt_num – estimation)</text:p>
      <text:p text:style-name="P2"><text:soft-page-break/>OUTPUT :</text:p>
      <text:p text:style-name="P2"><draw:frame draw:style-name="fr1" draw:name="Image3" text:anchor-type="char" svg:x="-0.076cm" svg:y="0cm" svg:width="18.318cm" svg:height="2.039cm" draw:z-index="2"><draw:image xlink:href="Pictures/1000020100000417000000594894470D23DC4289.png" xlink:type="simple" xlink:show="embed" xlink:actuate="onLoad" loext:mime-type="image/png"/></draw:frame></text:p>
      <text:p text:style-name="P1"/>
      <text:p text:style-name="P1"/>
      <text:p text:style-name="P4"/>
      <text:p text:style-name="P1"># Program for sqrt(<text:span text:style-name="T4">5</text:span>)</text:p>
      <text:p text:style-name="P4">from math import sqrt</text:p>
      <text:p text:style-name="P4">from random import uniform</text:p>
      <text:p text:style-name="P4"/>
      <text:p text:style-name="P4">NUM = 5</text:p>
      <text:p text:style-name="P4">ITERATIONS = 10000000</text:p>
      <text:p text:style-name="P4">ITERATIONS = 100000</text:p>
      <text:p text:style-name="P4">EPS = .0000000001 # Epsilon</text:p>
      <text:p text:style-name="P4">count = 0</text:p>
      <text:p text:style-name="P4"/>
      <text:p text:style-name="P4">for i in range(ITERATIONS):</text:p>
      <text:p text:style-name="P4"><text:s text:c="4"/>if (uniform(0 + EPS, NUM - EPS) ** 2) &lt;= NUM: # 0 &lt; uniform(0 + EPS, NUM - EPS) &lt; NUM</text:p>
      <text:p text:style-name="P4"><text:s text:c="8"/>count += 1</text:p>
      <text:p text:style-name="P4"><text:s text:c="4"/></text:p>
      <text:p text:style-name="P4">estimation = ITERATIONS / count</text:p>
      <text:p text:style-name="P4">sqrt_num = sqrt(NUM)</text:p>
      <text:p text:style-name="P4"/>
      <text:p text:style-name="P4">print('Estimation of sqrt(', NUM, ') is <text:s text:c="2"/>: ', estimation, sep = '')</text:p>
      <text:p text:style-name="P4">print('Actual Value of sqrt(', NUM, ') is : ', sqrt_num, sep = '')</text:p>
      <text:p text:style-name="P4">print('Error :', sqrt_num – estimation)</text:p>
      <text:p text:style-name="P4"/>
      <text:p text:style-name="P1">OUTPUT:</text:p>
      <text:p text:style-name="P1"><draw:frame draw:style-name="fr1" draw:name="Image2" text:anchor-type="char" svg:x="-0.023cm" svg:y="0.159cm" svg:width="17.948cm" svg:height="2.261cm" draw:z-index="1"><draw:image xlink:href="Pictures/1000020100000410000000605C4BE92B8A5624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23:57:54.120819497</meta:creation-date>
    <dc:date>2020-09-05T00:34:05.099695944</dc:date>
    <meta:editing-duration>PT15M52S</meta:editing-duration>
    <meta:editing-cycles>3</meta:editing-cycles>
    <meta:generator>LibreOffice/6.4.5.2$Linux_X86_64 LibreOffice_project/40$Build-2</meta:generator>
    <meta:document-statistic meta:table-count="0" meta:image-count="3" meta:object-count="0" meta:page-count="2" meta:paragraph-count="57" meta:word-count="295" meta:character-count="1580" meta:non-whitespace-character-count="1282"/>
  </office:meta>
</office:document-meta>
</file>